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Default"/>
        <table:table-column table:style-name="co2" table:number-columns-repeated="4" table:default-cell-style-name="ce1"/>
        <table:table-column table:style-name="co4" table:default-cell-style-name="Default"/>
        <table:table-column table:style-name="co2" table:number-columns-repeated="4" table:default-cell-style-name="ce1"/>
        <table:table-column table:style-name="co5" table:default-cell-style-name="Default"/>
        <table:table-column table:style-name="co2" table:number-columns-repeated="4" table:default-cell-style-name="ce1"/>
        <table:table-column table:style-name="co6" table:default-cell-style-name="Default"/>
        <table:table-column table:style-name="co2" table:number-columns-repeated="4" table:default-cell-style-name="ce1"/>
        <table:table-column table:style-name="co7" table:default-cell-style-name="Default"/>
        <table:table-column table:style-name="co2" table:number-columns-repeated="4" table:default-cell-style-name="ce1"/>
        <table:table-column table:style-name="co8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 table:style-name="ce1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eps = 7</text:p>
          </table:table-cell>
          <table:table-cell table:number-columns-repeated="4"/>
          <table:table-cell table:style-name="ce3" office:value-type="string" calcext:value-type="string">
            <text:p>eps = 7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10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 office:value-type="string" calcext:value-type="string">
            <text:p>tabu size = 1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30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260" calcext:value-type="float">
            <text:p>226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St_g0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St_g0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432" calcext:value-type="float">
            <text:p>243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St_g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St_g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_g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St_g0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1004" calcext:value-type="float">
            <text:p>11004</text:p>
          </table:table-cell>
          <table:table-cell office:value-type="string" calcext:value-type="string">
            <text:p>St_g0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59" calcext:value-type="float">
            <text:p>3259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St_g0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St_g0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St_g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568" calcext:value-type="float">
            <text:p>556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St_g0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St_g0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St_g0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St_g0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001" calcext:value-type="float">
            <text:p>30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St_g0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4592" calcext:value-type="float">
            <text:p>4592</text:p>
          </table:table-cell>
          <table:table-cell office:value-type="string" calcext:value-type="string">
            <text:p>St_g0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St_g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457" calcext:value-type="float">
            <text:p>2457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St_g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St_g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St_g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657" calcext:value-type="float">
            <text:p>5657</text:p>
          </table:table-cell>
          <table:table-cell office:value-type="string" calcext:value-type="string">
            <text:p>St_g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St_g0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SUM([.B8:.B56])/49" office:value-type="float" office:value="154.081632653061" calcext:value-type="float">
            <text:p>154</text:p>
          </table:table-cell>
          <table:table-cell table:style-name="ce5" table:formula="of:=SUM([.C8:.C56])/49" office:value-type="float" office:value="1275.24489795918" calcext:value-type="float">
            <text:p>1,275</text:p>
          </table:table-cell>
          <table:table-cell table:style-name="ce5"/>
          <table:table-cell table:style-name="ce5" table:formula="of:=SUM([.E8:.E56])/49" office:value-type="float" office:value="6.02040816326531" calcext:value-type="float">
            <text:p>6</text:p>
          </table:table-cell>
          <table:table-cell table:style-name="ce6"/>
          <table:table-cell table:style-name="ce5" table:formula="of:=SUM([.G8:.G56])/49" office:value-type="float" office:value="148.979591836735" calcext:value-type="float">
            <text:p>149</text:p>
          </table:table-cell>
          <table:table-cell table:style-name="ce5" table:formula="of:=SUM([.H8:.H56])/49" office:value-type="float" office:value="1723.16326530612" calcext:value-type="float">
            <text:p>1,723</text:p>
          </table:table-cell>
          <table:table-cell table:style-name="ce5"/>
          <table:table-cell table:style-name="ce5" table:formula="of:=SUM([.J8:.J56])/49" office:value-type="float" office:value="8.18367346938776" calcext:value-type="float">
            <text:p>8</text:p>
          </table:table-cell>
          <table:table-cell table:style-name="ce6"/>
          <table:table-cell table:style-name="ce5" table:formula="of:=SUM([.L8:.L56])/49" office:value-type="float" office:value="132.040816326531" calcext:value-type="float">
            <text:p>132</text:p>
          </table:table-cell>
          <table:table-cell table:style-name="ce5" table:formula="of:=SUM([.M8:.M56])/49" office:value-type="float" office:value="1268.85714285714" calcext:value-type="float">
            <text:p>1,269</text:p>
          </table:table-cell>
          <table:table-cell table:style-name="ce5"/>
          <table:table-cell table:style-name="ce5" table:formula="of:=SUM([.O8:.O56])/49" office:value-type="float" office:value="5.93877551020408" calcext:value-type="float">
            <text:p>6</text:p>
          </table:table-cell>
          <table:table-cell table:style-name="ce6"/>
          <table:table-cell table:style-name="ce5" table:formula="of:=SUM([.Q8:.Q56])/49" office:value-type="float" office:value="137.34693877551" calcext:value-type="float">
            <text:p>137</text:p>
          </table:table-cell>
          <table:table-cell table:style-name="ce5" table:formula="of:=SUM([.R8:.R56])/49" office:value-type="float" office:value="1446.48979591837" calcext:value-type="float">
            <text:p>1,446</text:p>
          </table:table-cell>
          <table:table-cell table:style-name="ce5"/>
          <table:table-cell table:style-name="ce5" table:formula="of:=SUM([.T8:.T56])/49" office:value-type="float" office:value="6.91836734693878" calcext:value-type="float">
            <text:p>7</text:p>
          </table:table-cell>
          <table:table-cell table:style-name="ce6"/>
          <table:table-cell table:style-name="ce5" table:formula="of:=SUM([.V8:.V56])/49" office:value-type="float" office:value="165.510204081633" calcext:value-type="float">
            <text:p>166</text:p>
          </table:table-cell>
          <table:table-cell table:style-name="ce5" table:formula="of:=SUM([.W8:.W56])/49" office:value-type="float" office:value="1552.51020408163" calcext:value-type="float">
            <text:p>1,553</text:p>
          </table:table-cell>
          <table:table-cell table:style-name="ce5"/>
          <table:table-cell table:style-name="ce5" table:formula="of:=SUM([.Y8:.Y56])/49" office:value-type="float" office:value="7.40816326530612" calcext:value-type="float">
            <text:p>7</text:p>
          </table:table-cell>
          <table:table-cell table:style-name="ce6"/>
          <table:table-cell table:style-name="ce5" table:formula="of:=SUM([.AA8:.AA56])/49" office:value-type="float" office:value="137.959183673469" calcext:value-type="float">
            <text:p>138</text:p>
          </table:table-cell>
          <table:table-cell table:style-name="ce5" table:formula="of:=SUM([.AB8:.AB56])/49" office:value-type="float" office:value="1096.75510204082" calcext:value-type="float">
            <text:p>1,097</text:p>
          </table:table-cell>
          <table:table-cell table:style-name="ce5"/>
          <table:table-cell table:style-name="ce5" table:formula="of:=SUM([.AD8:.AD56])/49" office:value-type="float" office:value="5.18367346938776" calcext:value-type="float">
            <text:p>5</text:p>
          </table:table-cell>
          <table:table-cell table:style-name="ce6"/>
          <table:table-cell table:style-name="ce5" table:formula="of:=SUM([.AF8:.AF56])/49" office:value-type="float" office:value="116.530612244898" calcext:value-type="float">
            <text:p>117</text:p>
          </table:table-cell>
          <table:table-cell table:style-name="ce5" table:formula="of:=SUM([.AG8:.AG56])/49" office:value-type="float" office:value="1156.73469387755" calcext:value-type="float">
            <text:p>1,157</text:p>
          </table:table-cell>
          <table:table-cell table:style-name="ce5"/>
          <table:table-cell table:style-name="ce5" table:formula="of:=SUM([.AI8:.AI56])/49" office:value-type="float" office:value="5.40816326530612" calcext:value-type="float">
            <text:p>5</text:p>
          </table:table-cell>
          <table:table-cell table:style-name="ce6" table:number-columns-repeated="5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0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table:number-columns-repeated="6"/>
          <table:table-cell table:style-name="ce3" office:value-type="string" calcext:value-type="string">
            <text:p>Eps = 7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1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" office:value-type="string" calcext:value-type="string">
            <text:p>Norm = 1</text:p>
          </table:table-cell>
          <table:table-cell table:number-columns-repeated="4"/>
          <table:table-cell table:style-name="ce3" office:value-type="string" calcext:value-type="string">
            <text:p>Norm = 1</text:p>
          </table:table-cell>
          <table:table-cell table:number-columns-repeated="4"/>
          <table:table-cell table:style-name="ce3" office:value-type="string" calcext:value-type="string">
            <text:p>Norm = 1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11116" calcext:value-type="float">
            <text:p>11116</text:p>
          </table:table-cell>
          <table:table-cell office:value-type="string" calcext:value-type="string">
            <text:p>St_g0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St_g02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St_g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St_g02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St_g02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table:style-name="ce5" table:formula="of:=SUM([.G65:.G113])/49" office:value-type="float" office:value="123.469387755102" calcext:value-type="float">
            <text:p>123</text:p>
          </table:table-cell>
          <table:table-cell table:style-name="ce5" table:formula="of:=SUM([.H65:.H113])/49" office:value-type="float" office:value="1387.85714285714" calcext:value-type="float">
            <text:p>1,388</text:p>
          </table:table-cell>
          <table:table-cell table:style-name="ce5"/>
          <table:table-cell table:style-name="ce5" table:formula="of:=SUM([.J65:.J113])/49" office:value-type="float" office:value="6.6530612244898" calcext:value-type="float">
            <text:p>7</text:p>
          </table:table-cell>
          <table:table-cell/>
          <table:table-cell table:style-name="ce5" table:formula="of:=SUM([.L65:.L113])/49" office:value-type="float" office:value="159.387755102041" calcext:value-type="float">
            <text:p>159</text:p>
          </table:table-cell>
          <table:table-cell table:style-name="ce5" table:formula="of:=SUM([.M65:.M113])/49" office:value-type="float" office:value="1311.97959183673" calcext:value-type="float">
            <text:p>1,312</text:p>
          </table:table-cell>
          <table:table-cell table:style-name="ce5"/>
          <table:table-cell table:style-name="ce5" table:formula="of:=SUM([.O65:.O113])/49" office:value-type="float" office:value="6.14285714285714" calcext:value-type="float">
            <text:p>6</text:p>
          </table:table-cell>
          <table:table-cell table:style-name="ce6"/>
          <table:table-cell table:style-name="ce5" table:formula="of:=SUM([.Q65:.Q113])/49" office:value-type="float" office:value="180.204081632653" calcext:value-type="float">
            <text:p>180</text:p>
          </table:table-cell>
          <table:table-cell table:style-name="ce5" table:formula="of:=SUM([.R65:.R113])/49" office:value-type="float" office:value="1726.40816326531" calcext:value-type="float">
            <text:p>1,726</text:p>
          </table:table-cell>
          <table:table-cell table:style-name="ce5" table:formula="of:=SUM([.S65:.S113])/49" office:value-type="float" office:value="0" calcext:value-type="float">
            <text:p>0</text:p>
          </table:table-cell>
          <table:table-cell table:style-name="ce5" table:formula="of:=SUM([.T65:.T113])/49" office:value-type="float" office:value="8.24489795918367" calcext:value-type="float">
            <text:p>8</text:p>
          </table:table-cell>
          <table:table-cell table:style-name="ce6" table:number-columns-repeated="5"/>
          <table:table-cell table:number-columns-repeated="15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table:number-columns-repeated="6"/>
          <table:table-cell table:style-name="ce3" office:value-type="string" calcext:value-type="string">
            <text:p>Eps = 7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" office:value-type="string" calcext:value-type="string">
            <text:p>Norm = 8</text:p>
          </table:table-cell>
          <table:table-cell table:number-columns-repeated="4"/>
          <table:table-cell table:style-name="ce3" office:value-type="string" calcext:value-type="string">
            <text:p>Norm = 8</text:p>
          </table:table-cell>
          <table:table-cell table:number-columns-repeated="4"/>
          <table:table-cell table:style-name="ce3" office:value-type="string" calcext:value-type="string">
            <text:p>Norm = 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50" calcext:value-type="float">
            <text:p>15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470" calcext:value-type="float">
            <text:p>470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20" calcext:value-type="float">
            <text:p>12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20" calcext:value-type="float">
            <text:p>22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70" calcext:value-type="float">
            <text:p>1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450" calcext:value-type="float">
            <text:p>45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70" calcext:value-type="float">
            <text:p>67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20" calcext:value-type="float">
            <text:p>22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90" calcext:value-type="float">
            <text:p>9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20" calcext:value-type="float">
            <text:p>12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10" calcext:value-type="float">
            <text:p>21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30" calcext:value-type="float">
            <text:p>3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40" calcext:value-type="float">
            <text:p>24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70" calcext:value-type="float">
            <text:p>17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St_g0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540" calcext:value-type="float">
            <text:p>54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360" calcext:value-type="float">
            <text:p>36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St_g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320" calcext:value-type="float">
            <text:p>32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90" calcext:value-type="float">
            <text:p>19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30" calcext:value-type="float">
            <text:p>13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50" calcext:value-type="float">
            <text:p>650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60" calcext:value-type="float">
            <text:p>16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00" calcext:value-type="float">
            <text:p>20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St_g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60" calcext:value-type="float">
            <text:p>16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90" calcext:value-type="float">
            <text:p>90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6"/>
          <table:table-cell table:style-name="ce5" table:formula="of:=SUM([.G122:.G170])/49" office:value-type="float" office:value="157.34693877551" calcext:value-type="float">
            <text:p>157</text:p>
          </table:table-cell>
          <table:table-cell table:style-name="ce5" table:formula="of:=SUM([.H122:.H170])/49" office:value-type="float" office:value="1132.10204081633" calcext:value-type="float">
            <text:p>1,132</text:p>
          </table:table-cell>
          <table:table-cell table:style-name="ce5"/>
          <table:table-cell table:style-name="ce5" table:formula="of:=SUM([.J122:.J170])/49" office:value-type="float" office:value="5.3265306122449" calcext:value-type="float">
            <text:p>5</text:p>
          </table:table-cell>
          <table:table-cell/>
          <table:table-cell table:style-name="ce5" table:formula="of:=SUM([.L122:.L170])/49" office:value-type="float" office:value="144.489795918367" calcext:value-type="float">
            <text:p>144</text:p>
          </table:table-cell>
          <table:table-cell table:style-name="ce5" table:formula="of:=SUM([.M122:.M170])/49" office:value-type="float" office:value="1354" calcext:value-type="float">
            <text:p>1,354</text:p>
          </table:table-cell>
          <table:table-cell table:style-name="ce5"/>
          <table:table-cell table:style-name="ce5" table:formula="of:=SUM([.O122:.O170])/49" office:value-type="float" office:value="6.42857142857143" calcext:value-type="float">
            <text:p>6</text:p>
          </table:table-cell>
          <table:table-cell table:style-name="ce6"/>
          <table:table-cell table:style-name="ce5" table:formula="of:=SUM([.Q122:.Q170])/49" office:value-type="float" office:value="172.857142857143" calcext:value-type="float">
            <text:p>173</text:p>
          </table:table-cell>
          <table:table-cell table:style-name="ce5" table:formula="of:=SUM([.R122:.R170])/49" office:value-type="float" office:value="998.897959183674" calcext:value-type="float">
            <text:p>999</text:p>
          </table:table-cell>
          <table:table-cell table:style-name="ce5" table:formula="of:=SUM([.S122:.S170])/49" office:value-type="float" office:value="0" calcext:value-type="float">
            <text:p>0</text:p>
          </table:table-cell>
          <table:table-cell table:style-name="ce5" table:formula="of:=SUM([.T122:.T170])/49" office:value-type="float" office:value="4.57142857142857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1"/>
          <table:table-cell table:style-name="Default" table:number-columns-repeated="4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6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40"/>
        </table:table-row>
        <table:table-row table:style-name="ro1" table:number-rows-repeated="2">
          <table:table-cell table:number-columns-repeated="21"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 table:number-columns-repeated="35"/>
        </table:table-row>
        <table:table-row table:style-name="ro1" table:number-rows-repeated="1048397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06-01T16:57:06.553571524</dc:date>
    <meta:editing-duration>PT2H20M48S</meta:editing-duration>
    <meta:editing-cycles>9</meta:editing-cycles>
    <meta:generator>LibreOffice/4.2.8.2$Linux_X86_64 LibreOffice_project/420m0$Build-2</meta:generator>
    <meta:document-statistic meta:table-count="1" meta:cell-count="2693" meta:object-count="0"/>
  </office:meta>
</office:document-meta>
</file>